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Hiperv_237_nculo" style:data-style-name="N0"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8" style:family="table-cell" style:parent-style-name="Hiperv_237_nculo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7.293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95pt" style:use-optimal-row-height="false" fo:break-before="auto"/>
    </style:style>
    <style:style style:name="ro3" style:family="table-row">
      <style:table-row-properties style:row-height="31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III_TRIMEST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III_trimest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III trimestre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10-23T00:00:00" table:style-name="ce5">
            <text:p>2024-10-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Trimestr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able</text:p>
          </table:table-cell>
          <table:table-cell office:value-type="string" table:style-name="ce7">
            <text:p><text:a xlink:href="mailto:Natali_Mendoza@inec.gob.ec">William_Villavicencio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vivienda hogar, características de la vivienda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URI</text:p>
          </table:table-cell>
          <table:table-cell office:value-type="string" table:style-name="ce8">
            <text:p><text:a xlink:href="https://www.ecuadorencifras.gob.ec/documentos/web-inec/EMPLEO/2024/Trimestre-julio-septiembre-2024/1_BDD_DATOS_ABIERTOS_ENEMDU_2024_III_TRIMESTRE_CSV.zip">https://www.ecuadorencifras.gob.ec/documentos/web-inec/EMPLEO/2024/Trimestre-julio-septiembre-2024/1_BDD_DATOS_ABIERTOS_ENEMDU_2024_III_TRIMESTRE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6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JP</meta:initial-creator>
    <dc:creator>INEC Mariuxi Tutin</dc:creator>
    <meta:creation-date>2020-12-02T17:01:11Z</meta:creation-date>
    <dc:date>2024-10-23T16:18:45Z</dc:date>
  </office:meta>
</office:document-meta>
</file>